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94bd5e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bold" style:font-family-complex="'DejaVu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color="#ffffff" fo:font-size="18pt" fo:font-weight="bold" style:font-weight-asian="bold" style:font-weight-complex="bold"/>
    </style:style>
    <style:style style:name="T3" style:family="text">
      <style:text-properties fo:color="#ffffff" fo:font-size="18pt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bold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cm" svg:height="4cm" svg:x="5.5cm" svg:y="5cm">
          <text:p text:style-name="P1"><text:span text:style-name="T1">&gt;= THRESHO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id="id4" draw:layer="layout" svg:width="7cm" svg:height="1.5cm" svg:x="5cm" svg:y="17.5cm">
          <text:p text:style-name="P1"><text:span text:style-name="T2">BEST</text:span><text:span text:style-name="T3"> </text:span><text:span text:style-name="T2">SPEAK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5cm" svg:y1="9cm" svg:x2="8.5cm" svg:y2="11cm" draw:start-shape="id1" draw:start-glue-point="6" draw:end-shape="id2" draw:end-glue-point="4" svg:d="m8500 9000v2000">
          <text:p/>
        </draw:connector>
        <draw:custom-shape draw:style-name="gr4" draw:text-style-name="P2" draw:id="id3" draw:layer="layout" svg:width="7cm" svg:height="1.5cm" svg:x="5cm" svg:y="1.5cm">
          <text:p text:style-name="P1"><text:span text:style-name="T1">BEST SCOR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5cm" svg:y1="3cm" svg:x2="8.5cm" svg:y2="5cm" draw:start-shape="id3" draw:start-glue-point="2" draw:end-shape="id1" svg:d="m8500 3000v2000">
          <text:p/>
        </draw:connector>
        <draw:line draw:style-name="gr3" draw:text-style-name="P1" draw:layer="layout" svg:x1="11.5cm" svg:y1="7cm" svg:x2="15cm" svg:y2="7cm">
          <text:p/>
        </draw:line>
        <draw:frame draw:style-name="gr5" draw:text-style-name="P4" draw:layer="layout" svg:width="1.5cm" svg:height="1.25cm" svg:x="12.5cm" svg:y="6cm">
          <draw:text-box>
            <text:p><text:span text:style-name="T1">NO</text:span></text:p>
          </draw:text-box>
        </draw:frame>
        <draw:frame draw:style-name="gr5" draw:text-style-name="P4" draw:layer="layout" svg:width="2cm" svg:height="1.25cm" svg:x="8.5cm" svg:y="9.25cm">
          <draw:text-box>
            <text:p><text:span text:style-name="T1">YES</text:span></text:p>
          </draw:text-box>
        </draw:frame>
        <draw:custom-shape draw:style-name="gr6" draw:text-style-name="P3" draw:id="id5" draw:layer="layout" svg:width="7cm" svg:height="1.5cm" svg:x="15cm" svg:y="6cm">
          <text:p text:style-name="P1"><text:span text:style-name="T2">UNKNOW SPEAK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id="id2" draw:layer="layout" svg:width="6cm" svg:height="4cm" svg:x="5.5cm" svg:y="11cm">
          <text:p text:style-name="P5"><text:span text:style-name="T4">DISTANCE FROM SECOND &gt;= 0.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5cm" svg:y1="15cm" svg:x2="8.5cm" svg:y2="17.5cm" draw:start-shape="id2" draw:start-glue-point="6" draw:end-shape="id4" draw:end-glue-point="0" svg:d="m8500 15000v2500">
          <text:p/>
        </draw:connector>
        <draw:connector draw:style-name="gr3" draw:text-style-name="P1" draw:layer="layout" svg:x1="11.5cm" svg:y1="13cm" svg:x2="18.5cm" svg:y2="7.5cm" draw:start-shape="id2" draw:start-glue-point="7" draw:end-shape="id5" draw:end-glue-point="2" svg:d="m11500 13000h7000v-5500">
          <text:p/>
        </draw:connector>
        <draw:frame draw:style-name="gr5" draw:text-style-name="P4" draw:layer="layout" svg:width="1.5cm" svg:height="1.25cm" svg:x="14.5cm" svg:y="13cm">
          <draw:text-box>
            <text:p><text:span text:style-name="T1">NO</text:span></text:p>
          </draw:text-box>
        </draw:frame>
        <draw:frame draw:style-name="gr5" draw:text-style-name="P4" draw:layer="layout" svg:width="2cm" svg:height="1.25cm" svg:x="8.5cm" svg:y="15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a </meta:initial-creator>
    <meta:creation-date>2012-03-20T15:25:44</meta:creation-date>
    <dc:date>2012-03-20T16:28:25</dc:date>
    <dc:creator>michela </dc:creator>
    <meta:editing-duration>PT00H29M38S</meta:editing-duration>
    <meta:editing-cycles>4</meta:editing-cycles>
    <meta:generator>OpenOffice.org/3.2$Linux OpenOffice.org_project/320m12$Build-9483</meta:generator>
    <meta:document-statistic meta:object-count="14"/>
  </office:meta>
</office:document-meta>
</file>